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1.307cm" fo:min-width="4.32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195cm" fo:min-width="1.945cm"/>
    </style:style>
    <style:style style:name="gr4" style:family="graphic" style:parent-style-name="standard">
      <style:graphic-properties draw:textarea-horizontal-align="justify" draw:textarea-vertical-align="middle" draw:auto-grow-height="false" fo:min-height="0.195cm" fo:min-width="2.1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0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3.498cm"/>
    </style:style>
    <style:style style:name="gr16" style:family="graphic" style:parent-style-name="standard">
      <style:graphic-properties draw:textarea-horizontal-align="justify" draw:textarea-vertical-align="middle" draw:auto-grow-height="false" fo:min-height="0.47cm" fo:min-width="0.758cm"/>
    </style:style>
    <style:style style:name="gr17" style:family="graphic" style:parent-style-name="standard">
      <style:graphic-properties draw:textarea-horizontal-align="justify" draw:textarea-vertical-align="middle" draw:auto-grow-height="false" fo:min-height="0.631cm" fo:min-width="2.54cm"/>
    </style:style>
    <style:style style:name="gr18" style:family="graphic" style:parent-style-name="standard">
      <style:graphic-properties draw:textarea-horizontal-align="justify" draw:textarea-vertical-align="middle" draw:auto-grow-height="false" fo:min-height="0.499cm" fo:min-width="0.199cm"/>
    </style:style>
    <style:style style:name="gr19" style:family="graphic" style:parent-style-name="standard">
      <style:graphic-properties draw:textarea-horizontal-align="justify" draw:textarea-vertical-align="middle" draw:auto-grow-height="false" fo:min-height="0.42cm" fo:min-width="0.249cm"/>
    </style:style>
    <style:style style:name="gr20" style:family="graphic" style:parent-style-name="standard">
      <style:graphic-properties draw:textarea-horizontal-align="justify" draw:textarea-vertical-align="middle" draw:auto-grow-height="false" fo:min-height="0.449cm" fo:min-width="0.199cm"/>
    </style:style>
    <style:style style:name="gr21" style:family="graphic" style:parent-style-name="standard">
      <style:graphic-properties draw:textarea-horizontal-align="justify" draw:textarea-vertical-align="middle" draw:auto-grow-height="false" fo:min-height="0.639cm" fo:min-width="1.02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06cm"/>
    </style:style>
    <style:style style:name="gr23" style:family="graphic" style:parent-style-name="standard">
      <style:graphic-properties draw:textarea-horizontal-align="justify" draw:textarea-vertical-align="middle" draw:auto-grow-height="false" fo:min-height="0.322cm" fo:min-width="0.39cm"/>
    </style:style>
    <style:style style:name="gr24" style:family="graphic" style:parent-style-name="standard">
      <style:graphic-properties draw:textarea-horizontal-align="justify" draw:textarea-vertical-align="middle" draw:auto-grow-height="false" fo:min-height="0.512cm" fo:min-width="1.024cm"/>
    </style:style>
    <style:style style:name="gr25" style:family="graphic" style:parent-style-name="standard">
      <style:graphic-properties draw:textarea-horizontal-align="justify" draw:textarea-vertical-align="middle" draw:auto-grow-height="false" fo:min-height="0.512cm" fo:min-width="0.897cm"/>
    </style:style>
    <style:style style:name="gr26" style:family="graphic" style:parent-style-name="standard">
      <style:graphic-properties draw:textarea-horizontal-align="justify" draw:textarea-vertical-align="middle" draw:auto-grow-height="false" fo:min-height="0.322cm" fo:min-width="0.453cm"/>
    </style:style>
    <style:style style:name="gr27" style:family="graphic" style:parent-style-name="standard">
      <style:graphic-properties draw:textarea-horizontal-align="justify" draw:textarea-vertical-align="middle" draw:auto-grow-height="false" fo:min-height="0.512cm" fo:min-width="1.151cm"/>
    </style:style>
    <style:style style:name="gr28" style:family="graphic" style:parent-style-name="standard">
      <style:graphic-properties draw:textarea-horizontal-align="justify" draw:textarea-vertical-align="middle" draw:auto-grow-height="false" fo:min-height="0.385cm" fo:min-width="1.024cm"/>
    </style:style>
    <style:style style:name="gr29" style:family="graphic" style:parent-style-name="standard">
      <style:graphic-properties draw:textarea-horizontal-align="justify" draw:textarea-vertical-align="middle" draw:auto-grow-height="false" fo:min-height="0.258cm" fo:min-width="0.072cm"/>
    </style:style>
    <style:style style:name="gr30" style:family="graphic" style:parent-style-name="standard">
      <style:graphic-properties draw:textarea-horizontal-align="justify" draw:textarea-vertical-align="middle" draw:auto-grow-height="false" fo:min-height="0.639cm" fo:min-width="1.405cm"/>
    </style:style>
    <style:style style:name="gr31" style:family="graphic" style:parent-style-name="standard">
      <style:graphic-properties draw:textarea-horizontal-align="justify" draw:textarea-vertical-align="middle" draw:auto-grow-height="false" fo:min-height="0.639cm" fo:min-width="1.278cm"/>
    </style:style>
    <style:style style:name="gr32" style:family="graphic" style:parent-style-name="standard">
      <style:graphic-properties draw:textarea-horizontal-align="justify" draw:textarea-vertical-align="middle" draw:auto-grow-height="false" fo:min-height="0.893cm" fo:min-width="1.405cm"/>
    </style:style>
    <style:style style:name="gr33" style:family="graphic" style:parent-style-name="standard">
      <style:graphic-properties draw:textarea-horizontal-align="justify" draw:textarea-vertical-align="middle" draw:auto-grow-height="false" fo:min-height="0.919cm" fo:min-width="1.83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3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27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03cm"/>
    </style:style>
    <style:style style:name="co1" style:family="table-column">
      <style:table-column-properties style:column-width="4.538cm" style:use-optimal-column-width="false"/>
    </style:style>
    <style:style style:name="co2" style:family="table-column">
      <style:table-column-properties style:column-width="4.548cm" style:use-optimal-column-width="false"/>
    </style:style>
    <style:style style:name="co3" style:family="table-column">
      <style:table-column-properties style:column-width="3.499cm" style:use-optimal-column-width="false"/>
    </style:style>
    <style:style style:name="co4" style:family="table-column">
      <style:table-column-properties style:column-width="14.8cm" style:use-optimal-column-width="false"/>
    </style:style>
    <style:style style:name="co5" style:family="table-column">
      <style:table-column-properties style:column-width="5.374cm" style:use-optimal-column-width="false"/>
    </style:style>
    <style:style style:name="co6" style:family="table-column">
      <style:table-column-properties style:column-width="12.28cm" style:use-optimal-column-width="false"/>
    </style:style>
    <style:style style:name="co7" style:family="table-column">
      <style:table-column-properties style:column-width="25.821cm" style:use-optimal-column-width="false"/>
    </style:style>
    <style:style style:name="co8" style:family="table-column">
      <style:table-column-properties style:column-width="2.995cm" style:use-optimal-column-width="false"/>
    </style:style>
    <style:style style:name="co9" style:family="table-column">
      <style:table-column-properties style:column-width="6.423cm" style:use-optimal-column-width="false"/>
    </style:style>
    <style:style style:name="co10" style:family="table-column">
      <style:table-column-properties style:column-width="13.862cm" style:use-optimal-column-width="false"/>
    </style:style>
    <style:style style:name="co11" style:family="table-column">
      <style:table-column-properties style:column-width="5.696cm" style:use-optimal-column-width="false"/>
    </style:style>
    <style:style style:name="co12" style:family="table-column">
      <style:table-column-properties style:column-width="7.567cm" style:use-optimal-column-width="false"/>
    </style:style>
    <style:style style:name="co13" style:family="table-column">
      <style:table-column-properties style:column-width="26.67cm" style:use-optimal-column-width="false"/>
    </style:style>
    <style:style style:name="co14" style:family="table-column">
      <style:table-column-properties style:column-width="4.554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769cm"/>
    </style:style>
    <style:style style:name="ro3" style:family="table-row">
      <style:table-row-properties style:row-height="1.546cm"/>
    </style:style>
    <style:style style:name="ro4" style:family="table-row">
      <style:table-row-properties style:row-height="1.373cm"/>
    </style:style>
    <style:style style:name="ro5" style:family="table-row">
      <style:table-row-properties style:row-height="5.266cm"/>
    </style:style>
    <style:style style:name="ro6" style:family="table-row">
      <style:table-row-properties style:row-height="4.829cm"/>
    </style:style>
    <style:style style:name="ro7" style:family="table-row">
      <style:table-row-properties style:row-height="5.451cm"/>
    </style:style>
    <style:style style:name="ro8" style:family="table-row">
      <style:table-row-properties style:row-height="4.543cm"/>
    </style:style>
    <style:style style:name="ro9" style:family="table-row">
      <style:table-row-properties style:row-height="3.763cm"/>
    </style:style>
    <style:style style:name="ro10" style:family="table-row">
      <style:table-row-properties style:row-height="3.595cm"/>
    </style:style>
    <style:style style:name="ce1" style:family="table-cell">
      <style:graphic-properties style:repeat="repeat"/>
      <style:text-properties fo:color="#0066cc"/>
    </style:style>
    <style:style style:name="ce2" style:family="table-cell">
      <style:graphic-properties style:repeat="repeat"/>
      <style:text-properties fo:color="#0066cc" fo:font-size="14pt" style:font-size-asian="14pt" style:font-size-complex="14pt"/>
    </style:style>
    <style:style style:name="ce3" style:family="table-cell">
      <style:graphic-properties style:repeat="repeat"/>
      <style:text-properties fo:color="#0066cc" fo:font-size="14pt" fo:font-weight="bold" style:font-size-asian="14pt" style:font-weight-asian="bold" style:font-size-complex="14pt" style:font-weight-complex="bold"/>
    </style:style>
    <style:style style:name="ce4" style:family="table-cell">
      <style:graphic-properties style:repeat="repeat"/>
      <style:paragraph-properties fo:line-height="150%"/>
      <style:text-properties fo:color="#0066cc"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style:text-properties fo:font-size="7pt" style:font-size-asian="7pt" style:font-size-complex="7pt"/>
    </style:style>
    <style:style style:name="P8" style:family="paragraph">
      <style:paragraph-properties fo:line-height="150%"/>
    </style:style>
    <style:style style:name="P9" style:family="paragraph">
      <style:text-properties fo:color="#0066cc" fo:font-size="14pt" fo:font-weight="bold" style:font-size-asian="14pt" style:font-weight-asian="bold" style:font-size-complex="14pt" style:font-weight-complex="bold"/>
    </style:style>
    <style:style style:name="P10" style:family="paragraph">
      <style:text-properties fo:color="#0066cc" fo:font-size="14pt" style:font-size-asian="14pt" style:font-size-complex="14pt"/>
    </style:style>
    <style:style style:name="P11" style:family="paragraph">
      <style:paragraph-properties fo:line-height="150%"/>
      <style:text-properties fo:color="#0066cc" fo:font-size="14pt" style:font-size-asian="14pt" style:font-size-complex="14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66cc" fo:font-size="18pt"/>
    </style:style>
    <style:style style:name="T3" style:family="text">
      <style:text-properties fo:color="#0066cc"/>
    </style:style>
    <style:style style:name="T4" style:family="text">
      <style:text-properties fo:color="#0066cc"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color="#0066cc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66cc" style:text-position="super 58%" fo:font-size="14pt" style:font-size-asian="14pt" style:font-size-complex="14pt"/>
    </style:style>
    <style:style style:name="T1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11.557cm" svg:x="7.858cm" svg:y="4.81cm">
          <text:p text:style-name="P1">Stack memory </text:p>
          <text:p text:style-name="P1">controll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445cm" svg:y1="5.953cm" svg:x2="7.858cm" svg:y2="5.953cm">
          <text:p/>
        </draw:line>
        <draw:line draw:style-name="gr2" draw:text-style-name="P1" draw:layer="layout" svg:x1="5.572cm" svg:y1="7.731cm" svg:x2="7.985cm" svg:y2="7.731cm">
          <text:p/>
        </draw:line>
        <draw:line draw:style-name="gr2" draw:text-style-name="P1" draw:layer="layout" svg:x1="5.445cm" svg:y1="9.763cm" svg:x2="7.858cm" svg:y2="9.763cm">
          <text:p/>
        </draw:line>
        <draw:line draw:style-name="gr2" draw:text-style-name="P1" draw:layer="layout" svg:x1="5.572cm" svg:y1="11.668cm" svg:x2="7.858cm" svg:y2="11.668cm">
          <text:p/>
        </draw:line>
        <draw:custom-shape draw:style-name="gr3" draw:text-style-name="P1" draw:layer="layout" svg:width="2.794cm" svg:height="0.889cm" svg:x="5.064cm" svg:y="14.5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3.048cm" svg:height="0.889cm" svg:x="12.684cm" svg:y="5.95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1" draw:layer="layout" svg:x1="12.711cm" svg:y1="8.747cm" svg:x2="15.251cm" svg:y2="8.747cm">
          <text:p/>
        </draw:line>
        <draw:line draw:style-name="gr2" draw:text-style-name="P1" draw:layer="layout" svg:x1="12.711cm" svg:y1="10.447cm" svg:x2="15.251cm" svg:y2="10.447cm">
          <text:p/>
        </draw:line>
        <draw:line draw:style-name="gr2" draw:text-style-name="P1" draw:layer="layout" svg:x1="12.711cm" svg:y1="12.247cm" svg:x2="15.251cm" svg:y2="12.247cm">
          <text:p/>
        </draw:line>
        <draw:line draw:style-name="gr2" draw:text-style-name="P1" draw:layer="layout" svg:x1="12.711cm" svg:y1="14.047cm" svg:x2="15.251cm" svg:y2="14.047cm">
          <text:p/>
        </draw:line>
        <draw:frame draw:style-name="gr5" draw:layer="layout" svg:width="1.277cm" svg:height="0.962cm" svg:x="4.683cm" svg:y="4.81cm">
          <draw:text-box>
            <text:p>clk</text:p>
          </draw:text-box>
        </draw:frame>
        <draw:frame draw:style-name="gr6" draw:layer="layout" svg:width="1.912cm" svg:height="0.962cm" svg:x="4.937cm" svg:y="7.223cm">
          <draw:text-box>
            <text:p>rst_n</text:p>
          </draw:text-box>
        </draw:frame>
        <draw:frame draw:style-name="gr7" draw:layer="layout" svg:width="1.874cm" svg:height="0.962cm" svg:x="2.778cm" svg:y="8.62cm">
          <draw:text-box>
            <text:p>push</text:p>
          </draw:text-box>
        </draw:frame>
        <draw:frame draw:style-name="gr8" draw:layer="layout" svg:width="1.556cm" svg:height="0.962cm" svg:x="2.905cm" svg:y="10.652cm">
          <draw:text-box>
            <text:p>pop</text:p>
          </draw:text-box>
        </draw:frame>
        <draw:frame draw:style-name="gr9" draw:layer="layout" svg:width="3.812cm" svg:height="0.962cm" svg:x="3.413cm" svg:y="13.192cm">
          <draw:text-box>
            <text:p>in_data[7:0]</text:p>
          </draw:text-box>
        </draw:frame>
        <draw:frame draw:style-name="gr10" draw:layer="layout" svg:width="4.202cm" svg:height="0.962cm" svg:x="15.605cm" svg:y="4.556cm">
          <draw:text-box>
            <text:p>data_out[7:0]</text:p>
          </draw:text-box>
        </draw:frame>
        <draw:frame draw:style-name="gr11" draw:layer="layout" svg:width="2.221cm" svg:height="0.962cm" svg:x="16.113cm" svg:y="8.112cm">
          <draw:text-box>
            <text:p>empty</text:p>
          </draw:text-box>
        </draw:frame>
        <draw:frame draw:style-name="gr12" draw:layer="layout" svg:width="1.311cm" svg:height="0.962cm" svg:x="16.367cm" svg:y="9.636cm">
          <draw:text-box>
            <text:p>full</text:p>
          </draw:text-box>
        </draw:frame>
        <draw:frame draw:style-name="gr13" draw:layer="layout" svg:width="5.002cm" svg:height="0.962cm" svg:x="16.367cm" svg:y="12.049cm">
          <draw:text-box>
            <text:p>push_err_in_full</text:p>
          </draw:text-box>
        </draw:frame>
        <draw:frame draw:style-name="gr14" draw:layer="layout" svg:width="5.806cm" svg:height="0.962cm" svg:x="16.367cm" svg:y="13.954cm">
          <draw:text-box>
            <text:p>pop_err_on_empty</text:p>
          </draw:text-box>
        </draw:frame>
      </draw:page>
      <draw:page draw:name="page2" draw:style-name="dp1" draw:master-page-name="Default">
        <draw:frame draw:style-name="gr15" draw:text-style-name="P2" draw:layer="layout" svg:width="13.998cm" svg:height="1.119cm" svg:x="5.254cm" svg:y="1.957cm">
          <draw:text-box>
            <text:p><text:span text:style-name="T1">Stack memory controller description</text:span></text:p>
          </draw:text-box>
        </draw:frame>
        <draw:frame draw:style-name="standard" draw:layer="layout" svg:width="18.161cm" svg:height="18.187cm" svg:x="1.894cm" svg:y="4.1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<text:s text:c="4"/></text:span></text:p>
                <text:p><text:span text:style-name="T2"><text:s text:c="6"/></text:span><text:span text:style-name="T2">signal</text:span></text:p>
              </table:table-cell>
              <table:table-cell>
                <text:p><text:span text:style-name="T2"/></text:p>
                <text:p><text:span text:style-name="T2"><text:s text:c="5"/></text:span><text:span text:style-name="T2">direction</text:span></text:p>
              </table:table-cell>
              <table:table-cell>
                <text:p><text:span text:style-name="T2"/></text:p>
                <text:p><text:span text:style-name="T2"><text:s text:c="8"/></text:span><text:span text:style-name="T2">width</text:span></text:p>
              </table:table-cell>
              <table:table-cell>
                <text:p><text:span text:style-name="T2"/></text:p>
                <text:p><text:span text:style-name="T2"><text:s/></text:span><text:span text:style-name="T2">description</text:span></text:p>
              </table:table-cell>
            </table:table-row>
            <table:table-row table:style-name="ro2" table:default-cell-style-name="ce1">
              <table:table-cell>
                <text:p><text:span text:style-name="T2">clk</text:span></text:p>
              </table:table-cell>
              <table:table-cell>
                <text:p><text:span text:style-name="T2">input</text:span></text:p>
              </table:table-cell>
              <table:table-cell>
                <text:p><text:span text:style-name="T2"><text:s text:c="6"/></text:span><text:span text:style-name="T2">1 bit</text:span></text:p>
              </table:table-cell>
              <table:table-cell>
                <text:p><text:span text:style-name="T2">1 bit input <text:s text:c="5"/>data</text:span></text:p>
              </table:table-cell>
            </table:table-row>
            <table:table-row table:style-name="ro1" table:default-cell-style-name="ce1">
              <table:table-cell>
                <text:p><text:span text:style-name="T2">rst_n</text:span></text:p>
              </table:table-cell>
              <table:table-cell>
                <text:p><text:span text:style-name="T2"><text:s/></text:span><text:span text:style-name="T2">input</text:span></text:p>
              </table:table-cell>
              <table:table-cell>
                <text:p><text:span text:style-name="T2"><text:s text:c="6"/></text:span><text:span text:style-name="T2">1 bit</text:span></text:p>
              </table:table-cell>
              <table:table-cell>
                <text:p><text:span text:style-name="T2"><text:s text:c="2"/></text:span><text:span text:style-name="T2">1 bit input </text:span></text:p>
                <text:p><text:span text:style-name="T2"><text:s text:c="3"/></text:span><text:span text:style-name="T2">data</text:span></text:p>
              </table:table-cell>
            </table:table-row>
            <table:table-row table:style-name="ro1" table:default-cell-style-name="ce1">
              <table:table-cell table:style-name="ce2">
                <text:p><text:span text:style-name="T3">push</text:span></text:p>
              </table:table-cell>
              <table:table-cell>
                <text:p><text:span text:style-name="T3">input</text:span></text:p>
              </table:table-cell>
              <table:table-cell>
                <text:p><text:span text:style-name="T3"><text:s text:c="6"/></text:span><text:span text:style-name="T3">1 bit</text:span></text:p>
              </table:table-cell>
              <table:table-cell>
                <text:p><text:span text:style-name="T3">1 bit input </text:span></text:p>
                <text:p><text:span text:style-name="T3">data</text:span></text:p>
              </table:table-cell>
            </table:table-row>
            <table:table-row table:style-name="ro1" table:default-cell-style-name="ce1">
              <table:table-cell table:style-name="ce2">
                <text:p><text:span text:style-name="T4">pop</text:span></text:p>
              </table:table-cell>
              <table:table-cell>
                <text:p><text:span text:style-name="T3">input</text:span></text:p>
              </table:table-cell>
              <table:table-cell>
                <text:p><text:span text:style-name="T3"><text:s text:c="7"/></text:span><text:span text:style-name="T3">1 bit</text:span></text:p>
              </table:table-cell>
              <table:table-cell>
                <text:p><text:span text:style-name="T3">1 bit input</text:span></text:p>
              </table:table-cell>
            </table:table-row>
            <table:table-row table:style-name="ro1" table:default-cell-style-name="ce1">
              <table:table-cell>
                <text:p><text:span text:style-name="T2">data_in</text:span></text:p>
              </table:table-cell>
              <table:table-cell>
                <text:p><text:span text:style-name="T2">input</text:span></text:p>
              </table:table-cell>
              <table:table-cell>
                <text:p><text:span text:style-name="T2"><text:s text:c="7"/></text:span><text:span text:style-name="T2">8 bit</text:span></text:p>
              </table:table-cell>
              <table:table-cell>
                <text:p><text:span text:style-name="T2">8 bit input data</text:span></text:p>
              </table:table-cell>
            </table:table-row>
            <table:table-row table:style-name="ro3" table:default-cell-style-name="ce1">
              <table:table-cell>
                <text:p><text:span text:style-name="T2">data_out</text:span></text:p>
              </table:table-cell>
              <table:table-cell>
                <text:p><text:span text:style-name="T2">output</text:span></text:p>
              </table:table-cell>
              <table:table-cell>
                <text:p><text:span text:style-name="T2"><text:s text:c="6"/></text:span><text:span text:style-name="T2">8 bit</text:span></text:p>
              </table:table-cell>
              <table:table-cell>
                <text:p><text:span text:style-name="T2">8 output data</text:span></text:p>
              </table:table-cell>
            </table:table-row>
            <table:table-row table:style-name="ro3" table:default-cell-style-name="ce1">
              <table:table-cell>
                <text:p><text:span text:style-name="T3">empty</text:span></text:p>
              </table:table-cell>
              <table:table-cell>
                <text:p><text:span text:style-name="T3">output</text:span></text:p>
              </table:table-cell>
              <table:table-cell>
                <text:p><text:span text:style-name="T3"><text:s text:c="7"/></text:span><text:span text:style-name="T3">1 bit</text:span></text:p>
              </table:table-cell>
              <table:table-cell>
                <text:p><text:span text:style-name="T3">1 output data</text:span></text:p>
              </table:table-cell>
            </table:table-row>
            <table:table-row table:style-name="ro3" table:default-cell-style-name="ce1">
              <table:table-cell>
                <text:p><text:span text:style-name="T3">full</text:span></text:p>
              </table:table-cell>
              <table:table-cell>
                <text:p><text:span text:style-name="T3">output</text:span></text:p>
              </table:table-cell>
              <table:table-cell>
                <text:p><text:span text:style-name="T3"><text:s text:c="7"/></text:span><text:span text:style-name="T3">1 bit</text:span></text:p>
              </table:table-cell>
              <table:table-cell>
                <text:p><text:span text:style-name="T3">1 output data</text:span></text:p>
              </table:table-cell>
            </table:table-row>
            <table:table-row table:style-name="ro3" table:default-cell-style-name="ce1">
              <table:table-cell>
                <text:p><text:span text:style-name="T3">push_err_on_full</text:span></text:p>
              </table:table-cell>
              <table:table-cell>
                <text:p><text:span text:style-name="T3">output</text:span></text:p>
              </table:table-cell>
              <table:table-cell>
                <text:p><text:span text:style-name="T3"><text:s text:c="8"/></text:span><text:span text:style-name="T3">1 bit</text:span></text:p>
              </table:table-cell>
              <table:table-cell>
                <text:p><text:span text:style-name="T3">1 output data</text:span></text:p>
              </table:table-cell>
            </table:table-row>
            <table:table-row table:style-name="ro3" table:default-cell-style-name="ce1">
              <table:table-cell>
                <text:p><text:span text:style-name="T3">pop_err_on_empty</text:span></text:p>
              </table:table-cell>
              <table:table-cell>
                <text:p><text:span text:style-name="T3">output</text:span></text:p>
              </table:table-cell>
              <table:table-cell>
                <text:p><text:span text:style-name="T3"><text:s text:c="8"/></text:span><text:span text:style-name="T3">1 bit</text:span></text:p>
              </table:table-cell>
              <table:table-cell>
                <text:p><text:span text:style-name="T3">1 output data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custom-shape draw:style-name="gr16" draw:text-style-name="P3" draw:layer="layout" svg:width="1.778cm" svg:height="1.016cm" svg:x="6.142cm" svg:y="1.254cm">
          <text:p text:style-name="P1"><text:span text:style-name="T5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4.826cm" svg:height="1.397cm" svg:x="4.556cm" svg:y="3.032cm">
          <text:p text:style-name="P1"><text:span text:style-name="T6">input=clk,rst_n,data_in,push,popl.</text:span></text:p>
          <text:p text:style-name="P1"><text:span text:style-name="T6">output=data_out,full,empty.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5" xml:id="id15" draw:id="id15" draw:layer="layout" svg:width="1.397cm" svg:height="1.497cm" svg:x="6.234cm" svg:y="5.345cm">
          <text:p text:style-name="P1"><text:span text:style-name="T7">rst_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4" xml:id="id1" draw:id="id1" draw:layer="layout" svg:width="1.497cm" svg:height="1.34cm" svg:x="6.207cm" svg:y="7.731cm">
          <text:p text:style-name="P1"><text:span text:style-name="T6">push&amp;po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6" xml:id="id3" draw:id="id3" draw:layer="layout" svg:width="1.397cm" svg:height="1.397cm" svg:x="14.074cm" svg:y="9.382cm">
          <text:p text:style-name="P1"><text:span text:style-name="T8">ptr=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6.207cm" svg:y1="8.401cm" svg:x2="3.984cm" svg:y2="10.779cm" draw:start-shape="id1" draw:start-glue-point="5" draw:end-shape="id2" draw:end-glue-point="0" svg:d="M6207 8401h-2223v2378" svg:viewBox="0 0 2224 2379">
          <text:p/>
        </draw:connector>
        <draw:connector draw:style-name="gr2" draw:text-style-name="P1" draw:layer="layout" svg:x1="7.704cm" svg:y1="8.401cm" svg:x2="14.773cm" svg:y2="9.382cm" draw:start-shape="id1" draw:start-glue-point="7" draw:end-shape="id3" draw:end-glue-point="4" svg:d="M7704 8401h7069v981" svg:viewBox="0 0 7070 982">
          <text:p/>
        </draw:connector>
        <draw:custom-shape draw:style-name="gr21" draw:text-style-name="P4" xml:id="id4" draw:id="id4" draw:layer="layout" svg:width="1.524cm" svg:height="0.889cm" svg:x="12.156cm" svg:y="10.99cm">
          <text:p text:style-name="P1"><text:span text:style-name="T6">mem[ptr]=</text:span></text:p>
          <text:p text:style-name="P1"><text:span text:style-name="T6">data_in</text:span></text:p>
          <text:p text:style-name="P1"><text:span text:style-name="T6">wrt_ptr++</text:span></text:p>
          <draw:enhanced-geometry svg:viewBox="0 0 21600 21600" draw:type="rectangle" draw:enhanced-path="M 0 0 L 21600 0 21600 21600 0 21600 0 0 Z N"/>
        </draw:custom-shape>
        <draw:frame draw:style-name="gr22" draw:layer="layout" svg:width="1.56cm" svg:height="0.727cm" svg:x="7.993cm" svg:y="7.812cm">
          <draw:text-box>
            <text:p text:style-name="P1"><text:span text:style-name="T6">if=push==1</text:span></text:p>
            <text:p text:style-name="P1"><text:span text:style-name="T6"><text:s/></text:span><text:span text:style-name="T6">&amp;&amp;pop==0</text:span></text:p>
          </draw:text-box>
        </draw:frame>
        <draw:connector draw:style-name="gr2" draw:text-style-name="P1" draw:layer="layout" svg:x1="14.074cm" svg:y1="10.081cm" svg:x2="12.918cm" svg:y2="10.99cm" draw:start-shape="id3" draw:start-glue-point="5" draw:end-shape="id4" svg:d="M14074 10081h-1156v909" svg:viewBox="0 0 1157 910">
          <text:p/>
        </draw:connector>
        <draw:line draw:style-name="gr2" draw:text-style-name="P1" draw:layer="layout" svg:x1="6.969cm" svg:y1="6.842cm" svg:x2="6.969cm" svg:y2="7.731cm">
          <text:p/>
        </draw:line>
        <draw:custom-shape draw:style-name="gr23" draw:text-style-name="P4" xml:id="id5" draw:id="id5" draw:layer="layout" svg:width="1.778cm" svg:height="1.143cm" svg:x="15.605cm" svg:y="10.779cm">
          <text:p text:style-name="P1"><text:span text:style-name="T6">push_count&lt;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5.471cm" svg:y1="10.081cm" svg:x2="16.494cm" svg:y2="10.779cm" draw:start-shape="id3" draw:start-glue-point="7" draw:end-shape="id5" draw:end-glue-point="4" svg:d="M15471 10081h1023v698" svg:viewBox="0 0 1024 699">
          <text:p/>
        </draw:connector>
        <draw:custom-shape draw:style-name="gr24" draw:text-style-name="P4" xml:id="id6" draw:id="id6" draw:layer="layout" svg:width="1.524cm" svg:height="0.762cm" svg:x="14.716cm" svg:y="12.303cm">
          <text:p text:style-name="P1"><text:span text:style-name="T6">push_on_</text:span></text:p>
          <text:p text:style-name="P1"><text:span text:style-name="T6">err_full=1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xml:id="id7" draw:id="id7" draw:layer="layout" svg:width="1.397cm" svg:height="0.762cm" svg:x="17.664cm" svg:y="12.103cm">
          <text:p text:style-name="P1"><text:span text:style-name="T6">full=1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5.605cm" svg:y1="11.351cm" svg:x2="15.478cm" svg:y2="12.303cm" draw:start-shape="id5" draw:start-glue-point="5" draw:end-shape="id6" draw:end-glue-point="0" svg:d="M15605 11351h-127v952" svg:viewBox="0 0 128 953">
          <text:p/>
        </draw:connector>
        <draw:connector draw:style-name="gr2" draw:text-style-name="P1" draw:layer="layout" svg:x1="17.383cm" svg:y1="11.351cm" svg:x2="18.362cm" svg:y2="12.103cm" draw:start-shape="id5" draw:start-glue-point="7" draw:end-shape="id7" draw:end-glue-point="0" svg:d="M17383 11351h979v752" svg:viewBox="0 0 980 753">
          <text:p/>
        </draw:connector>
        <draw:custom-shape draw:style-name="gr20" draw:text-style-name="P4" xml:id="id8" draw:id="id8" draw:layer="layout" svg:width="1.397cm" svg:height="1.397cm" svg:x="7.466cm" svg:y="10.144cm">
          <text:p text:style-name="P1"><text:span text:style-name="T6">ptr=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6.955cm" svg:y1="9.071cm" svg:x2="8.165cm" svg:y2="10.144cm" draw:start-shape="id1" draw:start-glue-point="6" draw:end-shape="id8" draw:end-glue-point="4" svg:d="M6955 9071v537h1210v536" svg:viewBox="0 0 1211 1074">
          <text:p/>
        </draw:connector>
        <draw:custom-shape draw:style-name="gr26" draw:text-style-name="P4" xml:id="id9" draw:id="id9" draw:layer="layout" svg:width="1.905cm" svg:height="1.143cm" svg:x="9.717cm" svg:y="11.795cm">
          <text:p text:style-name="P1"><text:span text:style-name="T6">pop_count&lt;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4" xml:id="id10" draw:id="id10" draw:layer="layout" svg:width="1.651cm" svg:height="0.762cm" svg:x="8.766cm" svg:y="13.192cm">
          <text:p text:style-name="P1"><text:span text:style-name="T6">pop_on_err</text:span></text:p>
          <text:p text:style-name="P1"><text:span text:style-name="T6">_empty=1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xml:id="id11" draw:id="id11" draw:layer="layout" svg:width="1.524cm" svg:height="0.635cm" svg:x="11.414cm" svg:y="13.192cm">
          <text:p text:style-name="P1"><text:span text:style-name="T6">empty=1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717cm" svg:y1="12.367cm" svg:x2="9.591cm" svg:y2="13.192cm" draw:start-shape="id9" draw:start-glue-point="5" draw:end-shape="id10" draw:end-glue-point="0" svg:d="M9717 12367h-126v825" svg:viewBox="0 0 127 826">
          <text:p/>
        </draw:connector>
        <draw:connector draw:style-name="gr2" draw:text-style-name="P1" draw:layer="layout" svg:x1="11.622cm" svg:y1="12.367cm" svg:x2="12.176cm" svg:y2="13.192cm" draw:start-shape="id9" draw:start-glue-point="7" draw:end-shape="id11" draw:end-glue-point="0" svg:d="M11622 12367h554v825" svg:viewBox="0 0 555 826">
          <text:p/>
        </draw:connector>
        <draw:connector draw:style-name="gr2" draw:text-style-name="P1" draw:layer="layout" svg:x1="8.863cm" svg:y1="10.843cm" svg:x2="10.67cm" svg:y2="11.795cm" draw:start-shape="id8" draw:start-glue-point="7" draw:end-shape="id9" draw:end-glue-point="4" svg:d="M8863 10843h1807v952" svg:viewBox="0 0 1808 953">
          <text:p/>
        </draw:connector>
        <draw:custom-shape draw:style-name="gr29" draw:text-style-name="P3" xml:id="id12" draw:id="id12" draw:layer="layout" svg:width="1.143cm" svg:height="1.016cm" svg:x="5.98cm" svg:y="12.176cm">
          <text:p text:style-name="P1"><text:span text:style-name="T5">fla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7.466cm" svg:y1="10.843cm" svg:x2="6.552cm" svg:y2="12.176cm" draw:start-shape="id8" draw:start-glue-point="5" draw:end-shape="id12" draw:end-glue-point="4" svg:d="M7466 10843h-914v1333" svg:viewBox="0 0 915 1334">
          <text:p/>
        </draw:connector>
        <draw:custom-shape draw:style-name="gr30" draw:text-style-name="P4" xml:id="id13" draw:id="id13" draw:layer="layout" svg:width="1.905cm" svg:height="0.889cm" svg:x="4.302cm" svg:y="13.673cm">
          <text:p text:style-name="P1"><text:span text:style-name="T6">data_out=mem[ptr-1]</text:span></text:p>
          <text:p text:style-name="P1"><text:span text:style-name="T6">Ptr--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xml:id="id14" draw:id="id14" draw:layer="layout" svg:width="1.778cm" svg:height="0.889cm" svg:x="6.815cm" svg:y="13.7cm">
          <text:p text:style-name="P1"><text:span text:style-name="T6">data_out=mem[ptr]</text:span></text:p>
          <text:p text:style-name="P1"><text:span text:style-name="T6">Ptr--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98cm" svg:y1="12.684cm" svg:x2="5.254cm" svg:y2="13.673cm" draw:start-shape="id12" draw:start-glue-point="5" draw:end-shape="id13" draw:end-glue-point="0" svg:d="M5980 12684h-726v989" svg:viewBox="0 0 727 990">
          <text:p/>
        </draw:connector>
        <draw:connector draw:style-name="gr2" draw:text-style-name="P1" draw:layer="layout" svg:x1="7.123cm" svg:y1="12.684cm" svg:x2="7.704cm" svg:y2="13.7cm" draw:start-shape="id12" draw:start-glue-point="7" draw:end-shape="id14" draw:end-glue-point="0" svg:d="M7123 12684h581v1016" svg:viewBox="0 0 582 1017">
          <text:p/>
        </draw:connector>
        <draw:frame draw:style-name="gr22" draw:layer="layout" svg:width="1.56cm" svg:height="0.727cm" svg:x="7.366cm" svg:y="8.828cm">
          <draw:text-box>
            <text:p text:style-name="P1"><text:span text:style-name="T6">if=push==0</text:span></text:p>
            <text:p text:style-name="P1"><text:span text:style-name="T6"><text:s/></text:span><text:span text:style-name="T6">&amp;&amp;pop==1</text:span></text:p>
          </draw:text-box>
        </draw:frame>
        <draw:custom-shape draw:style-name="gr32" draw:text-style-name="P4" xml:id="id2" draw:id="id2" draw:layer="layout" svg:width="1.905cm" svg:height="1.143cm" svg:x="3.032cm" svg:y="10.779cm">
          <text:p text:style-name="P1"><text:span text:style-name="T6">mem[ptr]=mem[ptr]</text:span></text:p>
          <text:p text:style-name="P1"><text:span text:style-name="T6">ptr=pt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942cm" svg:y1="4.429cm" svg:x2="6.942cm" svg:y2="5.318cm">
          <text:p/>
        </draw:line>
        <draw:line draw:style-name="gr2" draw:text-style-name="P1" draw:layer="layout" svg:x1="6.996cm" svg:y1="2.27cm" svg:x2="6.996cm" svg:y2="3.032cm">
          <text:p/>
        </draw:line>
        <draw:custom-shape draw:style-name="gr21" draw:text-style-name="P4" xml:id="id16" draw:id="id16" draw:layer="layout" svg:width="1.524cm" svg:height="0.889cm" svg:x="3.894cm" svg:y="6.78cm">
          <text:p text:style-name="P1"><text:span text:style-name="T6">Ptr=0,</text:span></text:p>
          <text:p text:style-name="P1"><text:span text:style-name="T6">flags=0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234cm" svg:y1="6.093cm" svg:x2="4.656cm" svg:y2="6.78cm" draw:start-shape="id15" draw:start-glue-point="5" draw:end-shape="id16" svg:d="M6234 6093h-1578v687" svg:viewBox="0 0 1579 688">
          <text:p/>
        </draw:connector>
        <draw:custom-shape draw:style-name="gr33" draw:text-style-name="P1" xml:id="id17" draw:id="id17" draw:layer="layout" svg:width="3.302cm" svg:height="1.651cm" svg:x="8.366cm" svg:y="18.018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254cm" svg:y1="14.562cm" svg:x2="10.017cm" svg:y2="18.018cm" draw:start-shape="id13" draw:start-glue-point="2" draw:end-shape="id17" draw:end-glue-point="4" svg:d="M5254 14562v1727h4763v1729" svg:viewBox="0 0 4764 3457">
          <text:p/>
        </draw:connector>
        <draw:connector draw:style-name="gr2" draw:text-style-name="P1" draw:layer="layout" svg:x1="7.704cm" svg:y1="14.589cm" svg:x2="10.017cm" svg:y2="18.018cm" draw:start-shape="id14" draw:start-glue-point="2" draw:end-shape="id17" svg:d="M7704 14589v1714h2313v1715" svg:viewBox="0 0 2314 3430">
          <text:p/>
        </draw:connector>
        <draw:connector draw:style-name="gr2" draw:text-style-name="P1" draw:layer="layout" svg:x1="9.591cm" svg:y1="13.954cm" svg:x2="10.017cm" svg:y2="18.018cm" draw:start-shape="id10" draw:start-glue-point="2" draw:end-shape="id17" draw:end-glue-point="4" svg:d="M9591 13954v2032h426v2032" svg:viewBox="0 0 427 4065">
          <text:p/>
        </draw:connector>
        <draw:connector draw:style-name="gr2" draw:text-style-name="P1" draw:layer="layout" svg:x1="12.176cm" svg:y1="13.827cm" svg:x2="10.017cm" svg:y2="18.018cm" draw:start-shape="id11" draw:start-glue-point="2" draw:end-shape="id17" draw:end-glue-point="4" svg:d="M12176 13827v2095h-2159v2096" svg:viewBox="0 0 2160 4192">
          <text:p/>
        </draw:connector>
        <draw:connector draw:style-name="gr2" draw:text-style-name="P1" draw:layer="layout" svg:x1="15.478cm" svg:y1="13.065cm" svg:x2="10.017cm" svg:y2="18.018cm" draw:start-shape="id6" draw:start-glue-point="2" draw:end-shape="id17" draw:end-glue-point="4" svg:d="M15478 13065v2476h-5461v2477" svg:viewBox="0 0 5462 4954">
          <text:p/>
        </draw:connector>
        <draw:connector draw:style-name="gr2" draw:text-style-name="P1" draw:layer="layout" svg:x1="18.362cm" svg:y1="12.865cm" svg:x2="10.017cm" svg:y2="18.018cm" draw:start-shape="id7" draw:start-glue-point="2" draw:end-shape="id17" draw:end-glue-point="4" svg:d="M18362 12865v2576h-8345v2577" svg:viewBox="0 0 8346 5154">
          <text:p/>
        </draw:connector>
        <draw:connector draw:style-name="gr2" draw:text-style-name="P1" draw:layer="layout" svg:x1="3.984cm" svg:y1="11.922cm" svg:x2="10.017cm" svg:y2="19.669cm" draw:start-shape="id2" draw:start-glue-point="2" draw:end-shape="id17" draw:end-glue-point="8" svg:d="M3984 11922v8247h6033v-500" svg:viewBox="0 0 6034 8248">
          <text:p/>
        </draw:connector>
        <draw:frame draw:style-name="gr34" draw:text-style-name="P7" draw:layer="layout" svg:width="0.875cm" svg:height="0.526cm" svg:x="5.345cm" svg:y="5.599cm">
          <draw:text-box>
            <text:p><text:span text:style-name="T9">yes</text:span></text:p>
          </draw:text-box>
        </draw:frame>
        <draw:frame draw:style-name="gr35" draw:text-style-name="P7" draw:layer="layout" svg:width="0.773cm" svg:height="0.526cm" svg:x="7.223cm" svg:y="6.969cm">
          <draw:text-box>
            <text:p><text:span text:style-name="T9">no</text:span></text:p>
          </draw:text-box>
        </draw:frame>
      </draw:page>
      <draw:page draw:name="page4" draw:style-name="dp1" draw:master-page-name="Default">
        <draw:frame draw:style-name="gr36" draw:layer="layout" svg:width="3.503cm" svg:height="0.962cm" svg:x="8.566cm" svg:y="1.097cm">
          <draw:text-box>
            <text:p>Test cases</text:p>
          </draw:text-box>
        </draw:frame>
        <draw:frame draw:style-name="standard" draw:layer="layout" svg:width="64.768cm" svg:height="25.224cm" svg:x="-21.606cm" svg:y="1.76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3">
              <table:table-cell>
                <text:p><text:span text:style-name="T10">S.no</text:span></text:p>
              </table:table-cell>
              <table:table-cell>
                <text:p><text:span text:style-name="T10">Functionality</text:span></text:p>
              </table:table-cell>
              <table:table-cell>
                <text:p><text:span text:style-name="T10"><text:s text:c="4"/></text:span><text:span text:style-name="T10">Test procedure</text:span></text:p>
              </table:table-cell>
              <table:table-cell>
                <text:p><text:span text:style-name="T10">Expected output</text:span></text:p>
              </table:table-cell>
              <table:table-cell>
                <text:p><text:span text:style-name="T10">Actual output</text:span></text:p>
              </table:table-cell>
              <table:table-cell>
                <text:p><text:span text:style-name="T10">Result </text:span></text:p>
                <text:p><text:span text:style-name="T10">Pass/fail</text:span></text:p>
              </table:table-cell>
            </table:table-row>
            <table:table-row table:style-name="ro5" table:default-cell-style-name="ce2">
              <table:table-cell table:style-name="ce3">
                <text:p><text:span text:style-name="T10">1.</text:span></text:p>
              </table:table-cell>
              <table:table-cell>
                <text:p><text:span text:style-name="T4">reset_n check-</text:span></text:p>
                <text:p><text:span text:style-name="T4">Check rst_n is low then ptr is 0,flags are 0.</text:span></text:p>
                <text:p><text:span text:style-name="T4">According to spec rst_n is active low,so it reset the entire circuit.</text:span></text:p>
              </table:table-cell>
              <table:table-cell>
                <text:p><text:span text:style-name="T4">rst_n=0</text:span></text:p>
              </table:table-cell>
              <table:table-cell table:style-name="ce4">
                <text:p text:style-name="P8"><text:span text:style-name="T4">Ptr=0,</text:span></text:p>
                <text:p text:style-name="P8"><text:span text:style-name="T4">Flags=0.</text:span></text:p>
              </table:table-cell>
              <table:table-cell>
                <text:p><text:span text:style-name="T4"><text:s text:c="9"/></text:span><text:span text:style-name="T4">reset_n=x, push=x, pop=x, full=x, empty=x, push_err_on_full=x, pop_err_on_empty=x, data_in=x,data_out=x</text:span></text:p>
                <text:p><text:span text:style-name="T4"><text:tab/></text:span><text:span text:style-name="T4">reset_n=0, push=x, pop=x, full=x, empty=x, push_err_on_full=x, pop_err_on_empty=x, data_in=x,data_out=x</text:span></text:p>
                <text:p><text:span text:style-name="T4"><text:tab/></text:span><text:span text:style-name="T4">reset_n=0, push=x, pop=x, full=0, empty=0, push_err_on_full=0, pop_err_on_empty=0, data_in=x,data_out=0</text:span></text:p>
                <text:p><text:span text:style-name="T4"><text:tab/></text:span><text:span text:style-name="T4">reset_n=1, push=x, pop=x, full=0, empty=0, push_err_on_full=0, pop_err_on_empty=0, data_in=x,data_out=0</text:span></text:p>
                <text:p><text:span text:style-name="T4"/></text:p>
              </table:table-cell>
              <table:table-cell>
                <text:p><text:span text:style-name="T4">pass</text:span></text:p>
              </table:table-cell>
            </table:table-row>
            <table:table-row table:style-name="ro6" table:default-cell-style-name="ce2">
              <table:table-cell table:style-name="ce3">
                <text:p><text:span text:style-name="T10">2.</text:span></text:p>
              </table:table-cell>
              <table:table-cell>
                <text:p><text:span text:style-name="T4">Push check-</text:span></text:p>
                <text:p><text:span text:style-name="T4">Check for push operation of the circuit by making push as high, then ptr is incremented at the same time data_in also entered into stack,</text:span></text:p>
              </table:table-cell>
              <table:table-cell>
                <text:p><text:span text:style-name="T4">Push=1,data_in=1,</text:span></text:p>
                <text:p><text:span text:style-name="T4">Push=1,data_in=2,</text:span></text:p>
                <text:p><text:span text:style-name="T4">Push=1,data_in3,</text:span></text:p>
                <text:p><text:span text:style-name="T4">(If do 3 pushes) </text:span></text:p>
              </table:table-cell>
              <table:table-cell table:style-name="ce4">
                <text:p><text:span text:style-name="T4">1.rst_n=1,push=1,full=0,push_err_on_full=0,pop_err_on_empty=0,data_in=1data_out=0.</text:span></text:p>
                <text:p><text:span text:style-name="T4"/></text:p>
                <text:p><text:span text:style-name="T4">2.rst_n=1,push=1,full=0,push_err_on_full=0,pop_err_on_empty=0,data_in=2data_out=0.</text:span></text:p>
                <text:p><text:span text:style-name="T4"/></text:p>
                <text:p><text:span text:style-name="T4">3.rst_n=1,push=1,full=0,push_err_on_full=0,pop_err_on_empty=0,data_in=3data_out=0.</text:span></text:p>
              </table:table-cell>
              <table:table-cell>
                <text:p><text:span text:style-name="T4">reset_n=1, push=1, pop=0, full=0, empty=0, push_err_on_full=0, pop_err_on_empty=0, data_in=1,data_out=0</text:span></text:p>
                <text:p><text:span text:style-name="T4">reset_n=1, push=1, pop=0, full=0, empty=0, push_err_on_full=0, pop_err_on_empty=0, data_in=1,data_out=0</text:span></text:p>
                <text:p><text:span text:style-name="T4">reset_n=1, push=1, pop=0, full=0, empty=0, push_err_on_full=0, pop_err_on_empty=0, data_in=2,data_out=0</text:span></text:p>
                <text:p><text:span text:style-name="T4">reset_n=1, push=1, pop=0, full=0, empty=0, push_err_on_full=0, pop_err_on_empty=0, data_in=2,data_out=0</text:span></text:p>
                <text:p><text:span text:style-name="T4">reset_n=1, push=1, pop=0, full=0, empty=0, push_err_on_full=0, pop_err_on_empty=0, data_in=3,data_out=0</text:span></text:p>
                <text:p><text:span text:style-name="T4">reset_n=1, push=1, pop=0, full=0, empty=0, push_err_on_full=0, pop_err_on_empty=0, data_in=3,data_out=0</text:span></text:p>
                <text:p><text:span text:style-name="T4">reset_n=1, push=1, pop=0, full=0, empty=0, push_err_on_full=0, pop_err_on_empty=0, data_in=4,data_out=0</text:span></text:p>
                <text:p><text:span text:style-name="T4"/></text:p>
              </table:table-cell>
              <table:table-cell>
                <text:p><text:span text:style-name="T4">pass</text:span></text:p>
              </table:table-cell>
            </table:table-row>
            <table:table-row table:style-name="ro7" table:default-cell-style-name="ce2">
              <table:table-cell table:style-name="ce3">
                <text:p><text:span text:style-name="T10">3.</text:span></text:p>
              </table:table-cell>
              <table:table-cell>
                <text:p><text:span text:style-name="T4">Pop check-</text:span></text:p>
                <text:p><text:span text:style-name="T4">Check for pop operation of the circuit by making 3 pop operations, then data_out is last givin data_in is poped and at the same time ptr also decremented. And empty is high because no elements in stack.(when my ptr is 3</text:span><text:span text:style-name="T11">rd</text:span><text:span text:style-name="T4"> position)</text:span></text:p>
              </table:table-cell>
              <table:table-cell>
                <text:p><text:span text:style-name="T4">Pop=1,</text:span></text:p>
                <text:p><text:span text:style-name="T4">Pop=1,</text:span></text:p>
                <text:p><text:span text:style-name="T4">Pop=1,</text:span></text:p>
                <text:p><text:span text:style-name="T4">(if do 3 pop)</text:span></text:p>
              </table:table-cell>
              <table:table-cell table:style-name="ce4">
                <text:p><text:span text:style-name="T4">1.Pop=1,empty=0,pop_err_on_empty=0,data_out=3</text:span></text:p>
                <text:p><text:span text:style-name="T4"/></text:p>
                <text:p><text:span text:style-name="T4">2.Pop=1,empty=0,pop_err_on_empty=0,data_out=2.</text:span></text:p>
                <text:p><text:span text:style-name="T4"/></text:p>
                <text:p><text:span text:style-name="T4">3.Pop=1,empty=0,pop_err_on_empty=0,data_out=1</text:span></text:p>
                <text:p><text:span text:style-name="T4"/></text:p>
                <text:p><text:span text:style-name="T4"/></text:p>
              </table:table-cell>
              <table:table-cell>
                <text:p><text:span text:style-name="T4">reset_n=1, push=0, pop=1, full=1, empty=0, push_err_on_full=1, pop_err_on_empty=0, data_in=10,data_out=0</text:span></text:p>
                <text:p><text:span text:style-name="T4">reset_n=1, push=0, pop=1, full=0, empty=0, push_err_on_full=0, pop_err_on_empty=0, data_in=10,data_out=8</text:span></text:p>
                <text:p><text:span text:style-name="T4">reset_n=1, push=0, pop=1, full=0, empty=0, push_err_on_full=0, pop_err_on_empty=0, data_in=10,data_out=8</text:span></text:p>
                <text:p><text:span text:style-name="T4">reset_n=1, push=0, pop=1, full=0, empty=0, push_err_on_full=0, pop_err_on_empty=0, data_in=10,data_out=7</text:span></text:p>
                <text:p><text:span text:style-name="T4">reset_n=1, push=0, pop=1, full=0, empty=0, push_err_on_full=0, pop_err_on_empty=0, data_in=10,data_out=7</text:span></text:p>
                <text:p><text:span text:style-name="T4">reset_n=1, push=0, pop=1, full=0, empty=0, push_err_on_full=0, pop_err_on_empty=0, data_in=10,data_out=6</text:span></text:p>
                <text:p><text:span text:style-name="T4">reset_n=1, push=0, pop=1, full=0, empty=0, push_err_on_full=0, pop_err_on_empty=0, data_in=10,data_out=6</text:span></text:p>
                <text:p><text:span text:style-name="T4">reset_n=1, push=0, pop=1, full=0, empty=0, push_err_on_full=0, pop_err_on_empty=0, data_in=10,data_out=5</text:span></text:p>
                <text:p><text:span text:style-name="T4"/></text:p>
              </table:table-cell>
              <table:table-cell>
                <text:p><text:span text:style-name="T4">pass</text:span></text:p>
              </table:table-cell>
            </table:table-row>
            <table:table-row table:style-name="ro8" table:default-cell-style-name="ce2">
              <table:table-cell table:style-name="ce3">
                <text:p><text:span text:style-name="T10">4.</text:span></text:p>
              </table:table-cell>
              <table:table-cell>
                <text:p><text:span text:style-name="T4">Full <text:s/>check-</text:span></text:p>
                <text:p><text:span text:style-name="T4">Check if do 8 pushes,then full flag is high.</text:span></text:p>
                <text:p><text:span text:style-name="T4">If push beyond push_err_on_full is high.</text:span></text:p>
                <text:p><text:span text:style-name="T4">(when ptr is at 0</text:span><text:span text:style-name="T11">th</text:span><text:span text:style-name="T4"> position)</text:span></text:p>
              </table:table-cell>
              <table:table-cell>
                <text:p><text:span text:style-name="T4">push=1(up to 8 pushes),</text:span></text:p>
                <text:p><text:span text:style-name="T4">data_in(randomly give (8 bits of data))</text:span></text:p>
                <text:p><text:span text:style-name="T4"/></text:p>
                <text:p><text:span text:style-name="T4">And give beyond 8 pushes.</text:span></text:p>
              </table:table-cell>
              <table:table-cell table:style-name="ce4">
                <text:p text:style-name="P8"><text:span text:style-name="T4">push=1(up to 8 pushes), then full flag become high,</text:span></text:p>
                <text:p text:style-name="P8"><text:span text:style-name="T4">and beyond push is high push_err_on_full is high.</text:span></text:p>
              </table:table-cell>
              <table:table-cell>
                <text:p><text:span text:style-name="T4">reset_n=1, push=1, pop=0, full=0, empty=0, push_err_on_full=0, pop_err_on_empty=0, data_in=8,data_out=0</text:span></text:p>
                <text:p><text:span text:style-name="T4">reset_n=1, push=1, pop=0, full=1, empty=0, push_err_on_full=0, pop_err_on_empty=0, data_in=8,data_out=0</text:span></text:p>
                <text:p><text:span text:style-name="T4">reset_n=1, push=1, pop=0, full=1, empty=0, push_err_on_full=0, pop_err_on_empty=0, data_in=9,data_out=0</text:span></text:p>
                <text:p><text:span text:style-name="T4"/></text:p>
              </table:table-cell>
              <table:table-cell>
                <text:p><text:span text:style-name="T4">pass</text:span></text:p>
              </table:table-cell>
            </table:table-row>
            <table:table-row table:style-name="ro9" table:default-cell-style-name="ce2">
              <table:table-cell table:style-name="ce3">
                <text:p><text:span text:style-name="T10">5.</text:span></text:p>
              </table:table-cell>
              <table:table-cell>
                <text:p><text:span text:style-name="T4">empty check-</text:span></text:p>
                <text:p><text:span text:style-name="T4">Check if do 8 pops,then empty is high.</text:span></text:p>
                <text:p><text:span text:style-name="T4">If pop beyond pop_err_on_empty is high.</text:span></text:p>
                <text:p><text:span text:style-name="T4">(When ptr is at 8 location)</text:span></text:p>
              </table:table-cell>
              <table:table-cell>
                <text:p><text:span text:style-name="T4">Pop=1(upto 8 pops ),</text:span></text:p>
                <text:p><text:span text:style-name="T4"/></text:p>
                <text:p><text:span text:style-name="T4">And give beyond 8 pops</text:span></text:p>
              </table:table-cell>
              <table:table-cell table:style-name="ce4">
                <text:p text:style-name="P8"><text:span text:style-name="T4">Pop=1,(upto 8 pops ),then empty flag become high.</text:span></text:p>
                <text:p text:style-name="P8"><text:span text:style-name="T4">And beyond pop is high pop_err_on_empty is <text:s/>high.</text:span></text:p>
              </table:table-cell>
              <table:table-cell>
                <text:p><text:span text:style-name="T4">reset_n=1, push=0, pop=1, full=0, empty=0, push_err_on_full=0, pop_err_on_empty=0, data_in=6,data_out=2</text:span></text:p>
                <text:p><text:span text:style-name="T4">reset_n=1, push=0, pop=1, full=0, empty=1, push_err_on_full=0, pop_err_on_empty=0, data_in=6,data_out=1</text:span></text:p>
                <text:p><text:span text:style-name="T4">reset_n=1, push=0, pop=1, full=0, empty=1, push_err_on_full=0, pop_err_on_empty=0, data_in=6,data_out=1</text:span></text:p>
                <text:p><text:span text:style-name="T4"/></text:p>
              </table:table-cell>
              <table:table-cell>
                <text:p><text:span text:style-name="T4">pass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5" draw:style-name="dp1" draw:master-page-name="Default">
        <draw:frame draw:style-name="standard" draw:layer="layout" svg:width="64.771cm" svg:height="10.784cm" svg:x="-21.589cm" svg:y="1.85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0" table:default-cell-style-name="ce2">
              <table:table-cell table:style-name="ce3">
                <text:p><text:span text:style-name="T10">6.</text:span></text:p>
              </table:table-cell>
              <table:table-cell>
                <text:p><text:span text:style-name="T4">Push &amp; pop check-</text:span></text:p>
                <text:p><text:span text:style-name="T4">Check for, both pop &amp; push at a time give as 1 or x,then no operation performed. It holds the previous value.</text:span></text:p>
              </table:table-cell>
              <table:table-cell>
                <text:p><text:span text:style-name="T4">Push =1,data_in=7</text:span></text:p>
                <text:p><text:span text:style-name="T4">pop=1</text:span></text:p>
              </table:table-cell>
              <table:table-cell table:style-name="ce4">
                <text:p><text:span text:style-name="T4">ptr=ptr,</text:span></text:p>
                <text:p><text:span text:style-name="T4">It holds the previous data_in.</text:span></text:p>
              </table:table-cell>
              <table:table-cell>
                <text:p><text:span text:style-name="T4">reset_n=1, push=0, pop=1, full=0, empty=0, push_err_on_full=0, pop_err_on_empty=0, data_in=10,data_out=4</text:span></text:p>
                <text:p><text:span text:style-name="T4">reset_n=1, push=1, pop=1, full=0, empty=0, push_err_on_full=0, pop_err_on_empty=0, data_in=6,data_out=4</text:span></text:p>
                <text:p><text:span text:style-name="T4">reset_n=1, push=1, pop=1, full=0, empty=0, push_err_on_full=0, pop_err_on_empty=0, data_in=6,data_out=4</text:span></text:p>
                <text:p><text:span text:style-name="T4"/></text:p>
              </table:table-cell>
              <table:table-cell>
                <text:p><text:span text:style-name="T4">pass</text:span></text:p>
              </table:table-cell>
            </table:table-row>
            <table:table-row table:style-name="ro10" table:default-cell-style-name="ce2">
              <table:table-cell table:style-name="ce3">
                <text:p text:style-name="P9">7.</text:p>
              </table:table-cell>
              <table:table-cell>
                <text:p text:style-name="P10">push_err check-</text:p>
                <text:p text:style-name="P10">Check for full_err of the circuit by making push as beyond 8 pushes.(when ptr is 0<text:span text:style-name="T12">th</text:span> position)</text:p>
              </table:table-cell>
              <table:table-cell>
                <text:p text:style-name="P10">push=1</text:p>
              </table:table-cell>
              <table:table-cell table:style-name="ce4">
                <text:p text:style-name="P11">ptr=incrementing beyond 8 pushes.</text:p>
                <text:p text:style-name="P11">push_err_on_full=1</text:p>
              </table:table-cell>
              <table:table-cell>
                <text:p text:style-name="P10"><text:span text:style-name="T4">reset_n=1, push=1, pop=0, full=1, empty=0, push_err_on_full=0, pop_err_on_empty=0, data_in=8,data_out=0</text:span></text:p>
                <text:p text:style-name="P10"><text:span text:style-name="T4">reset_n=1, push=1, pop=0, full=1, empty=0, push_err_on_full=0, pop_err_on_empty=0, data_in=9,data_out=0</text:span></text:p>
                <text:p text:style-name="P10"><text:span text:style-name="T4">reset_n=1, push=1, pop=0, full=1, empty=0, push_err_on_full=1, pop_err_on_empty=0, data_in=9,data_out=0</text:span></text:p>
                <text:p text:style-name="P10"><text:span text:style-name="T4">reset_n=1, push=0, pop=0, full=1, empty=0, push_err_on_full=1, pop_err_on_empty=0, data_in=10,data_out=</text:span></text:p>
                <text:p text:style-name="P10"><text:span text:style-name="T4"/></text:p>
              </table:table-cell>
              <table:table-cell/>
            </table:table-row>
            <table:table-row table:style-name="ro10" table:default-cell-style-name="ce2">
              <table:table-cell table:style-name="ce3">
                <text:p text:style-name="P9">8.</text:p>
              </table:table-cell>
              <table:table-cell>
                <text:p text:style-name="P10">pop_err check-</text:p>
                <text:p text:style-name="P10">Check for pop_err of the circuit by making pop as <text:s/>beyond 8 pops.(when ptr is 8<text:span text:style-name="T12">th</text:span> position).</text:p>
              </table:table-cell>
              <table:table-cell>
                <text:p text:style-name="P10">pop=1</text:p>
              </table:table-cell>
              <table:table-cell table:style-name="ce4">
                <text:p text:style-name="P11">ptr=decrementing beyond 8 pops.</text:p>
                <text:p text:style-name="P11">pop_err_on_empty=1.</text:p>
              </table:table-cell>
              <table:table-cell>
                <text:p text:style-name="P10"><text:span text:style-name="T4">reset_n=1, push=0, pop=1, full=0, empty=1, push_err_on_full=0, pop_err_on_empty=0, data_in=6,data_out=1</text:span></text:p>
                <text:p text:style-name="P10"><text:span text:style-name="T4">reset_n=1, push=0, pop=1, full=0, empty=1, push_err_on_full=0, pop_err_on_empty=1, data_in=6,data_out=1</text:span></text:p>
                <text:p text:style-name="P10"><text:span text:style-name="T4">reset_n=1, push=0, pop=1, full=0, empty=1, push_err_on_full=0, pop_err_on_empty=1, data_in=6,data_out=1</text:span></text:p>
                <text:p text:style-name="P10"><text:span text:style-name="T4">reset_n=1, push=0, pop=1, full=0, empty=1, push_err_on_full=0, pop_err_on_empty=1, data_in=6,data_out=1</text:span></text:p>
                <text:p text:style-name="P10"><text:span text:style-name="T4"/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10:51:24.951920424</meta:creation-date>
    <dc:date>2016-11-15T17:02:41.486296517</dc:date>
    <meta:editing-duration>PT2H7M18S</meta:editing-duration>
    <meta:editing-cycles>30</meta:editing-cycles>
    <meta:generator>LibreOffice/4.3.7.2$Linux_X86_64 LibreOffice_project/430$Build-2</meta:generator>
    <meta:document-statistic meta:object-count="73"/>
  </office:meta>
</office:document-meta>
</file>